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Tag.setLocaleRef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Tag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eTag.getLoca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eTag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Tag.setVariant( String vari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Tag.ge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Tag.createLoca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eTag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Tag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